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]" table:style-name="ce1">
            <text:p>3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4]" table:style-name="ce1">
            <text:p>1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5]" table:style-name="ce1">
            <text:p>1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220" table:style-name="ce10">
            <text:p>220</text:p>
          </table:table-cell>
          <table:table-cell table:style-name="ce1"/>
          <table:table-cell office:value-type="float" office:value="220" table:formula="of:=[.E7]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9]" table:style-name="ce1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75" table:style-name="ce10">
            <text:p>75</text:p>
          </table:table-cell>
          <table:table-cell table:style-name="ce1"/>
          <table:table-cell office:value-type="float" office:value="75" table:formula="of:=[.E10]" table:style-name="ce1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шт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12]" table:style-name="ce1">
            <text:p>10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14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020 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0" table:style-name="ce10">
            <text:p>100</text:p>
          </table:table-cell>
          <table:table-cell office:value-type="string" table:style-name="ce1">
            <text:p>Традиционная</text:p>
          </table:table-cell>
          <table:table-cell office:value-type="float" office:value="100" table:formula="of:=[.E21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2]" table:style-name="ce1">
            <text:p>3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3]" table:style-name="ce1">
            <text:p>1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4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5]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6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27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32]" table:style-name="ce1">
            <text:p>1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6" table:style-name="ce10">
            <text:p>16</text:p>
          </table:table-cell>
          <table:table-cell table:style-name="ce1"/>
          <table:table-cell office:value-type="float" office:value="16" table:formula="of:=[.E33]" table:style-name="ce1">
            <text:p>16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4]" table:style-name="ce1">
            <text:p>7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5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6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7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38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0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43]" table:style-name="ce1">
            <text:p>3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44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7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style-name="ce10"/>
          <table:table-cell table:style-name="ce1"/>
          <table:table-cell office:value-type="float" office:value="0" table:formula="of:=[.E4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49]" table:style-name="ce1">
            <text:p>15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50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52]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office:value-type="float" office:value="100" table:style-name="ce19">
            <text:p>100</text:p>
          </table:table-cell>
          <table:table-cell table:style-name="ce1"/>
          <table:table-cell office:value-type="float" office:value="100" table:formula="of:=[.E54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4990" table:formula="of:=SUM([.E2:.E54])" table:style-name="ce19">
            <text:p>4990</text:p>
          </table:table-cell>
          <table:table-cell table:style-name="ce1"/>
          <table:table-cell office:value-type="float" office:value="4960" table:formula="of:=SUM([.G2:.G54])" table:style-name="ce19">
            <text:p>4960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0-22T07:37:12Z</dc:date>
    <meta:print-date>2024-07-02T10:41:14Z</meta:print-date>
    <meta:editing-cycles>116</meta:editing-cycles>
    <meta:editing-duration>PT140767S</meta:editing-duration>
  </office:meta>
</office:document-meta>
</file>